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</office:automatic-styles>
  <office:body>
    <office:text>
      <text:p text:style-name="P1"><text:span text:style-name="T1_1">Review</text:span><text:span text:style-name="T1_2"><text:s/></text:span><text:span text:style-name="T1_3">Questions</text:span></text:p>
      <text:p text:style-name="P2"><text:span text:style-name="T2_1">1.<text:s/></text:span><text:span text:style-name="T2_2">What</text:span><text:span text:style-name="T2_3"><text:s/></text:span><text:span text:style-name="T2_4">is</text:span><text:span text:style-name="T2_5"><text:s/></text:span><text:span text:style-name="T2_6">a</text:span><text:span text:style-name="T2_7"><text:s/></text:span><text:span text:style-name="T2_8">header</text:span><text:span text:style-name="T2_9"><text:s/></text:span><text:span text:style-name="T2_10">file</text:span><text:span text:style-name="T2_11">?</text:span></text:p>
      <text:p text:style-name="P3"/>
      <text:p text:style-name="P4"><text:span text:style-name="T4_1">2.<text:s/></text:span><text:span text:style-name="T4_2">What</text:span><text:span text:style-name="T4_3"><text:s/></text:span><text:span text:style-name="T4_4">does</text:span><text:span text:style-name="T4_5"><text:s/></text:span><text:span text:style-name="T4_6">a</text:span><text:span text:style-name="T4_7"><text:s/></text:span><text:span text:style-name="T4_8">header</text:span><text:span text:style-name="T4_9"><text:s/></text:span><text:span text:style-name="T4_10">file</text:span><text:span text:style-name="T4_11"><text:s/></text:span><text:span text:style-name="T4_12">end</text:span><text:span text:style-name="T4_13"><text:s/></text:span><text:span text:style-name="T4_14">in</text:span><text:span text:style-name="T4_15">?</text:span></text:p>
      <text:p text:style-name="P5"/>
      <text:p text:style-name="P6"><text:span text:style-name="T6_1">3.<text:s/></text:span><text:span text:style-name="T6_2">What</text:span><text:span text:style-name="T6_3"><text:s/></text:span><text:span text:style-name="T6_4">does</text:span><text:span text:style-name="T6_5"><text:s/></text:span><text:span text:style-name="T6_6">an</text:span><text:span text:style-name="T6_7"><text:s/></text:span><text:span text:style-name="T6_8">implementation</text:span><text:span text:style-name="T6_9"><text:s/></text:span><text:span text:style-name="T6_10">file</text:span><text:span text:style-name="T6_11"><text:s/></text:span><text:span text:style-name="T6_12">end</text:span><text:span text:style-name="T6_13"><text:s/></text:span><text:span text:style-name="T6_14">in</text:span><text:span text:style-name="T6_15">?</text:span></text:p>
      <text:p text:style-name="P7"/>
      <text:p text:style-name="P8"><text:span text:style-name="T8_1">4.<text:s/></text:span><text:span text:style-name="T8_2">Does</text:span><text:span text:style-name="T8_3"><text:s/></text:span><text:span text:style-name="T8_4">the</text:span><text:span text:style-name="T8_5"><text:s/></text:span><text:span text:style-name="T8_6">implementation</text:span><text:span text:style-name="T8_7"><text:s/></text:span><text:span text:style-name="T8_8">file</text:span><text:span text:style-name="T8_9"><text:s/></text:span><text:span text:style-name="T8_10">has</text:span><text:span text:style-name="T8_11"><text:s/></text:span><text:span text:style-name="T8_12">the</text:span><text:span text:style-name="T8_13"><text:s/></text:span><text:span text:style-name="T8_14">ADT</text:span><text:span text:style-name="T8_15">’</text:span><text:span text:style-name="T8_16">s</text:span><text:span text:style-name="T8_17"><text:s/></text:span><text:span text:style-name="T8_18">declaration</text:span><text:span text:style-name="T8_19"><text:s/></text:span><text:span text:style-name="T8_20">code</text:span><text:span text:style-name="T8_21">.</text:span></text:p>
      <text:p text:style-name="P9"/>
      <text:p text:style-name="P10"><text:span text:style-name="T10_1">5.<text:s/></text:span><text:span text:style-name="T10_2">What</text:span><text:span text:style-name="T10_3"><text:s/></text:span><text:span text:style-name="T10_4">can</text:span><text:span text:style-name="T10_5"><text:s/></text:span><text:span text:style-name="T10_6">you</text:span><text:span text:style-name="T10_7"><text:s/></text:span><text:span text:style-name="T10_8">name</text:span><text:span text:style-name="T10_9"><text:s/></text:span><text:span text:style-name="T10_10">an</text:span><text:span text:style-name="T10_11"><text:s/></text:span><text:span text:style-name="T10_12">implementation</text:span><text:span text:style-name="T10_13"><text:s/></text:span><text:span text:style-name="T10_14">file</text:span><text:span text:style-name="T10_15">?</text:span></text:p>
      <text:p text:style-name="P11"/>
      <text:p text:style-name="P12"><text:span text:style-name="T12_1">6.<text:s/></text:span><text:span text:style-name="T12_2">How</text:span><text:span text:style-name="T12_3"><text:s/></text:span><text:span text:style-name="T12_4">do</text:span><text:span text:style-name="T12_5"><text:s/></text:span><text:span text:style-name="T12_6">you</text:span><text:span text:style-name="T12_7"><text:s/></text:span><text:span text:style-name="T12_8">incorporate</text:span><text:span text:style-name="T12_9"><text:s/></text:span><text:span text:style-name="T12_10">a</text:span><text:span text:style-name="T12_11"><text:s/></text:span><text:span text:style-name="T12_12">header</text:span><text:span text:style-name="T12_13"><text:s/></text:span><text:span text:style-name="T12_14">file</text:span><text:span text:style-name="T12_15"><text:s/></text:span><text:span text:style-name="T12_16">into</text:span><text:span text:style-name="T12_17"><text:s/></text:span><text:span text:style-name="T12_18">the</text:span><text:span text:style-name="T12_19"><text:s/></text:span><text:span text:style-name="T12_20">main</text:span><text:span text:style-name="T12_21">.</text:span><text:span text:style-name="T12_22">cpp</text:span><text:span text:style-name="T12_23">?</text:span></text:p>
      <text:p text:style-name="P13"/>
      <text:p text:style-name="P14"><text:span text:style-name="T14_1">7.<text:s/></text:span><text:span text:style-name="T14_2">Do</text:span><text:span text:style-name="T14_3"><text:s/></text:span><text:span text:style-name="T14_4">you</text:span><text:span text:style-name="T14_5"><text:s/></text:span><text:span text:style-name="T14_6">include</text:span><text:span text:style-name="T14_7"><text:s/></text:span><text:span text:style-name="T14_8">an</text:span><text:span text:style-name="T14_9"><text:s/></text:span><text:span text:style-name="T14_10">implementation</text:span><text:span text:style-name="T14_11"><text:s/></text:span><text:span text:style-name="T14_12">file</text:span><text:span text:style-name="T14_13"><text:s/></text:span><text:span text:style-name="T14_14">the</text:span><text:span text:style-name="T14_15"><text:s/></text:span><text:span text:style-name="T14_16">same</text:span><text:span text:style-name="T14_17"><text:s/></text:span><text:span text:style-name="T14_18">way</text:span><text:span text:style-name="T14_19">?</text:span></text:p>
      <text:p text:style-name="P15"/>
      <text:p text:style-name="P16"><text:span text:style-name="T16_1">8.<text:s/></text:span><text:span text:style-name="T16_2">How</text:span><text:span text:style-name="T16_3"><text:s/></text:span><text:span text:style-name="T16_4">do</text:span><text:span text:style-name="T16_5"><text:s/></text:span><text:span text:style-name="T16_6">you</text:span><text:span text:style-name="T16_7"><text:s/></text:span><text:span text:style-name="T16_8">prevent</text:span><text:span text:style-name="T16_9"><text:s/></text:span><text:span text:style-name="T16_10">redeclaration</text:span><text:span text:style-name="T16_11"><text:s/></text:span><text:span text:style-name="T16_12">in</text:span><text:span text:style-name="T16_13"><text:s/></text:span><text:span text:style-name="T16_14">separate</text:span><text:span text:style-name="T16_15"><text:s/></text:span><text:span text:style-name="T16_16">compilation</text:span><text:span text:style-name="T16_17">?</text:span></text:p>
      <text:p text:style-name="P17"/>
      <text:p text:style-name="P18"><text:span text:style-name="T18_1">9.<text:s/></text:span><text:span text:style-name="T18_2">What</text:span><text:span text:style-name="T18_3"><text:s/></text:span><text:span text:style-name="T18_4">file</text:span><text:span text:style-name="T18_5"><text:s/></text:span><text:span text:style-name="T18_6">ends</text:span><text:span text:style-name="T18_7"><text:s/></text:span><text:span text:style-name="T18_8">in</text:span><text:span text:style-name="T18_9"><text:s/>.</text:span><text:span text:style-name="T18_10">h</text:span><text:span text:style-name="T18_11">?</text:span></text:p>
      <text:p text:style-name="P19"/>
      <text:p text:style-name="P20"><text:span text:style-name="T20_1">10.<text:s/></text:span><text:span text:style-name="T20_2">What</text:span><text:span text:style-name="T20_3"><text:s/></text:span><text:span text:style-name="T20_4">two</text:span><text:span text:style-name="T20_5"><text:s/></text:span><text:span text:style-name="T20_6">components</text:span><text:span text:style-name="T20_7"><text:s/></text:span><text:span text:style-name="T20_8">make</text:span><text:span text:style-name="T20_9"><text:s/></text:span><text:span text:style-name="T20_10">up</text:span><text:span text:style-name="T20_11"><text:s/></text:span><text:span text:style-name="T20_12">an</text:span><text:span text:style-name="T20_13"><text:s/></text:span><text:span text:style-name="T20_14">ADT</text:span><text:span text:style-name="T20_15">?</text:span></text:p>
      <text:p text:style-name="P21"/>
      <text:p text:style-name="P22"><text:span text:style-name="T22_1">Answers</text:span></text:p>
      <text:p text:style-name="P23"><text:span text:style-name="T23_1">1.<text:s/></text:span><text:span text:style-name="T23_2">A</text:span><text:span text:style-name="T23_3"><text:s/></text:span><text:span text:style-name="T23_4">header</text:span><text:span text:style-name="T23_5"><text:s/></text:span><text:span text:style-name="T23_6">file</text:span><text:span text:style-name="T23_7"><text:s/></text:span><text:span text:style-name="T23_8">is</text:span><text:span text:style-name="T23_9"><text:s/></text:span><text:span text:style-name="T23_10">the</text:span><text:span text:style-name="T23_11"><text:s/></text:span><text:span text:style-name="T23_12">interface</text:span><text:span text:style-name="T23_13"><text:s/></text:span><text:span text:style-name="T23_14">of</text:span><text:span text:style-name="T23_15"><text:s/></text:span><text:span text:style-name="T23_16">an</text:span><text:span text:style-name="T23_17"><text:s/></text:span><text:span text:style-name="T23_18">ADT</text:span></text:p>
      <text:p text:style-name="P24"/>
      <text:p text:style-name="P25"><text:span text:style-name="T25_1">2.<text:s/></text:span><text:span text:style-name="T25_2">A</text:span><text:span text:style-name="T25_3"><text:s/></text:span><text:span text:style-name="T25_4">header</text:span><text:span text:style-name="T25_5"><text:s/></text:span><text:span text:style-name="T25_6">file</text:span><text:span text:style-name="T25_7"><text:s/></text:span><text:span text:style-name="T25_8">ends</text:span><text:span text:style-name="T25_9"><text:s/></text:span><text:span text:style-name="T25_10">in</text:span><text:span text:style-name="T25_11"><text:s/>.</text:span><text:span text:style-name="T25_12">h</text:span></text:p>
      <text:p text:style-name="P26"/>
      <text:p text:style-name="P27"><text:span text:style-name="T27_1">3.<text:s/></text:span><text:span text:style-name="T27_2">An</text:span><text:span text:style-name="T27_3"><text:s/></text:span><text:span text:style-name="T27_4">implementation</text:span><text:span text:style-name="T27_5"><text:s/></text:span><text:span text:style-name="T27_6">file</text:span><text:span text:style-name="T27_7"><text:s/></text:span><text:span text:style-name="T27_8">ends</text:span><text:span text:style-name="T27_9"><text:s/></text:span><text:span text:style-name="T27_10">in</text:span><text:span text:style-name="T27_11"><text:s/>.</text:span><text:span text:style-name="T27_12">cpp</text:span></text:p>
      <text:p text:style-name="P28"/>
      <text:p text:style-name="P29"><text:span text:style-name="T29_1">4.<text:s/></text:span><text:span text:style-name="T29_2">The</text:span><text:span text:style-name="T29_3"><text:s/></text:span><text:span text:style-name="T29_4">implementation</text:span><text:span text:style-name="T29_5"><text:s/></text:span><text:span text:style-name="T29_6">file</text:span><text:span text:style-name="T29_7"><text:s/></text:span><text:span text:style-name="T29_8">does</text:span><text:span text:style-name="T29_9"><text:s/></text:span><text:span text:style-name="T29_10">not</text:span><text:span text:style-name="T29_11"><text:s/></text:span><text:span text:style-name="T29_12">have</text:span><text:span text:style-name="T29_13"><text:s/></text:span><text:span text:style-name="T29_14">the</text:span><text:span text:style-name="T29_15"><text:s/></text:span><text:span text:style-name="T29_16">ADT</text:span><text:span text:style-name="T29_17">’</text:span><text:span text:style-name="T29_18">s</text:span><text:span text:style-name="T29_19"><text:s/></text:span><text:span text:style-name="T29_20">declaration</text:span><text:span text:style-name="T29_21"><text:s/></text:span><text:span text:style-name="T29_22">code</text:span><text:span text:style-name="T29_23">,<text:s/></text:span><text:span text:style-name="T29_24">that</text:span><text:span text:style-name="T29_25"><text:s/></text:span><text:span text:style-name="T29_26">is</text:span><text:span text:style-name="T29_27"><text:s/></text:span><text:span text:style-name="T29_28">the</text:span><text:span text:style-name="T29_29"><text:s/></text:span><text:span text:style-name="T29_30">interface</text:span><text:span text:style-name="T29_31"><text:s/></text:span><text:span text:style-name="T29_32">file</text:span></text:p>
      <text:p text:style-name="P30"/>
      <text:p text:style-name="P31"><text:span text:style-name="T31_1">5.</text:span><text:span text:style-name="T31_2">The</text:span><text:span text:style-name="T31_3"><text:s/></text:span><text:span text:style-name="T31_4">implementation</text:span><text:span text:style-name="T31_5"><text:s/></text:span><text:span text:style-name="T31_6">file</text:span><text:span text:style-name="T31_7"><text:s/></text:span><text:span text:style-name="T31_8">can</text:span><text:span text:style-name="T31_9"><text:s/></text:span><text:span text:style-name="T31_10">be</text:span><text:span text:style-name="T31_11"><text:s/></text:span><text:span text:style-name="T31_12">named</text:span><text:span text:style-name="T31_13"><text:s/></text:span><text:span text:style-name="T31_14">anything</text:span><text:span text:style-name="T31_15"><text:s/></text:span><text:span text:style-name="T31_16">a</text:span><text:span text:style-name="T31_17"><text:s/></text:span><text:span text:style-name="T31_18">programer</text:span><text:span text:style-name="T31_19"><text:s/></text:span><text:span text:style-name="T31_20">wants</text:span><text:span text:style-name="T31_21"><text:s/></text:span><text:span text:style-name="T31_22">it</text:span><text:span text:style-name="T31_23"><text:s/></text:span><text:span text:style-name="T31_24">to</text:span><text:span text:style-name="T31_25"><text:s/></text:span><text:span text:style-name="T31_26">as</text:span><text:span text:style-name="T31_27"><text:s/></text:span><text:span text:style-name="T31_28">long</text:span><text:span text:style-name="T31_29"><text:s/></text:span><text:span text:style-name="T31_30">as</text:span><text:span text:style-name="T31_31"><text:s/></text:span><text:span text:style-name="T31_32">it</text:span><text:span text:style-name="T31_33"><text:s/></text:span><text:span text:style-name="T31_34">is</text:span><text:span text:style-name="T31_35"><text:s/></text:span><text:span text:style-name="T31_36">unique</text:span><text:span text:style-name="T31_37"><text:s/></text:span><text:span text:style-name="T31_38">to</text:span><text:span text:style-name="T31_39"><text:s/></text:span><text:span text:style-name="T31_40">that</text:span><text:span text:style-name="T31_41"><text:s/></text:span><text:span text:style-name="T31_42">specific</text:span><text:span text:style-name="T31_43"><text:s/></text:span><text:span text:style-name="T31_44">file</text:span><text:span text:style-name="T31_45">.<text:s/></text:span><text:span text:style-name="T31_46">There</text:span><text:span text:style-name="T31_47"><text:s/></text:span><text:span text:style-name="T31_48">is</text:span><text:span text:style-name="T31_49"><text:s/></text:span><text:span text:style-name="T31_50">only</text:span><text:span text:style-name="T31_51"><text:s/></text:span><text:span text:style-name="T31_52">one</text:span><text:span text:style-name="T31_53"><text:s/></text:span><text:span text:style-name="T31_54">student</text:span><text:span text:style-name="T31_55">.</text:span><text:span text:style-name="T31_56">cpp</text:span></text:p>
      <text:p text:style-name="P32"/>
      <text:p text:style-name="P33"><text:span text:style-name="T33_1">6.<text:s/></text:span><text:span text:style-name="T33_2">To</text:span><text:span text:style-name="T33_3"><text:s/></text:span><text:span text:style-name="T33_4">incorporate</text:span><text:span text:style-name="T33_5"><text:s/></text:span><text:span text:style-name="T33_6">a</text:span><text:span text:style-name="T33_7"><text:s/></text:span><text:span text:style-name="T33_8">header</text:span><text:span text:style-name="T33_9"><text:s/></text:span><text:span text:style-name="T33_10">file</text:span><text:span text:style-name="T33_11"><text:s/></text:span><text:span text:style-name="T33_12">into</text:span><text:span text:style-name="T33_13"><text:s/></text:span><text:span text:style-name="T33_14">the</text:span><text:span text:style-name="T33_15"><text:s/></text:span><text:span text:style-name="T33_16">main</text:span><text:span text:style-name="T33_17">.</text:span><text:span text:style-name="T33_18">cpp</text:span><text:span text:style-name="T33_19"><text:s/></text:span><text:span text:style-name="T33_20">use</text:span><text:span text:style-name="T33_21"><text:s/>#</text:span><text:span text:style-name="T33_22">include</text:span><text:span text:style-name="T33_23"><text:s/>“</text:span><text:span text:style-name="T33_24">something</text:span><text:span text:style-name="T33_25">.</text:span><text:span text:style-name="T33_26">h</text:span><text:span text:style-name="T33_27">”</text:span></text:p>
      <text:p text:style-name="P34"/>
      <text:p text:style-name="P35"><text:span text:style-name="T35_1">7.<text:s/></text:span><text:span text:style-name="T35_2">No</text:span><text:span text:style-name="T35_3">.<text:s/></text:span><text:span text:style-name="T35_4">The</text:span><text:span text:style-name="T35_5"><text:s/></text:span><text:span text:style-name="T35_6">implementation</text:span><text:span text:style-name="T35_7"><text:s/></text:span><text:span text:style-name="T35_8">file</text:span><text:span text:style-name="T35_9"><text:s/></text:span><text:span text:style-name="T35_10">will</text:span><text:span text:style-name="T35_11"><text:s/></text:span><text:span text:style-name="T35_12">automatically</text:span><text:span text:style-name="T35_13"><text:s/></text:span><text:span text:style-name="T35_14">be</text:span><text:span text:style-name="T35_15"><text:s/></text:span><text:span text:style-name="T35_16">linked</text:span><text:span text:style-name="T35_17"><text:s/></text:span><text:span text:style-name="T35_18">by</text:span><text:span text:style-name="T35_19"><text:s/></text:span><text:span text:style-name="T35_20">the</text:span><text:span text:style-name="T35_21"><text:s/></text:span><text:span text:style-name="T35_22">IDE</text:span><text:span text:style-name="T35_23"><text:s/></text:span><text:span text:style-name="T35_24">as</text:span><text:span text:style-name="T35_25"><text:s/></text:span><text:span text:style-name="T35_26">long</text:span><text:span text:style-name="T35_27"><text:s/></text:span><text:span text:style-name="T35_28">as</text:span><text:span text:style-name="T35_29"><text:s/></text:span><text:span text:style-name="T35_30">it</text:span><text:span text:style-name="T35_31"><text:s/></text:span><text:span text:style-name="T35_32">is</text:span><text:span text:style-name="T35_33"><text:s/></text:span><text:span text:style-name="T35_34">in</text:span><text:span text:style-name="T35_35"><text:s/></text:span><text:span text:style-name="T35_36">project</text:span></text:p>
      <text:p text:style-name="P36"/>
      <text:p text:style-name="P37"><text:span text:style-name="T37_1">8.<text:s/></text:span><text:span text:style-name="T37_2">You</text:span><text:span text:style-name="T37_3"><text:s/></text:span><text:span text:style-name="T37_4">prevent</text:span><text:span text:style-name="T37_5"><text:s/></text:span><text:span text:style-name="T37_6">redeclaration</text:span><text:span text:style-name="T37_7"><text:s/></text:span><text:span text:style-name="T37_8">by</text:span><text:span text:style-name="T37_9"><text:s/></text:span><text:span text:style-name="T37_10">including</text:span><text:span text:style-name="T37_11"><text:s/>#</text:span><text:span text:style-name="T37_12">ifndef</text:span><text:span text:style-name="T37_13"><text:s/></text:span><text:span text:style-name="T37_14">SOMETHING</text:span><text:span text:style-name="T37_15">_</text:span><text:span text:style-name="T37_16">H</text:span><text:span text:style-name="T37_17">,<text:s/>#</text:span><text:span text:style-name="T37_18">defin</text:span><text:span text:style-name="T37_19"><text:s/></text:span><text:span text:style-name="T37_20">SOMETHING</text:span><text:span text:style-name="T37_21">_</text:span><text:span text:style-name="T37_22">H</text:span><text:span text:style-name="T37_23">,<text:s/></text:span><text:span text:style-name="T37_24">and</text:span><text:span text:style-name="T37_25"><text:s/>#</text:span><text:span text:style-name="T37_26">endif</text:span><text:span text:style-name="T37_27">//</text:span><text:span text:style-name="T37_28">STUDENT</text:span><text:span text:style-name="T37_29">_</text:span><text:span text:style-name="T37_30">H</text:span></text:p>
      <text:p text:style-name="P38"/>
      <text:p text:style-name="P39"><text:span text:style-name="T39_1">9.<text:s/></text:span><text:span text:style-name="T39_2">A</text:span><text:span text:style-name="T39_3"><text:s/></text:span><text:span text:style-name="T39_4">header</text:span><text:span text:style-name="T39_5"><text:s/></text:span><text:span text:style-name="T39_6">file</text:span><text:span text:style-name="T39_7"><text:s/></text:span><text:span text:style-name="T39_8">ends</text:span><text:span text:style-name="T39_9"><text:s/></text:span><text:span text:style-name="T39_10">in</text:span><text:span text:style-name="T39_11">.</text:span><text:span text:style-name="T39_12">h</text:span></text:p>
      <text:p text:style-name="P40"/>
      <text:p text:style-name="P41"><text:span text:style-name="T41_1">10.<text:s/></text:span><text:span text:style-name="T41_2">The</text:span><text:span text:style-name="T41_3"><text:s/></text:span><text:span text:style-name="T41_4">two</text:span><text:span text:style-name="T41_5"><text:s/></text:span><text:span text:style-name="T41_6">components</text:span><text:span text:style-name="T41_7"><text:s/></text:span><text:span text:style-name="T41_8">of</text:span><text:span text:style-name="T41_9"><text:s/></text:span><text:span text:style-name="T41_10">an</text:span><text:span text:style-name="T41_11"><text:s/></text:span><text:span text:style-name="T41_12">ADT</text:span><text:span text:style-name="T41_13"><text:s/></text:span><text:span text:style-name="T41_14">are</text:span><text:span text:style-name="T41_15"><text:s/></text:span><text:span text:style-name="T41_16">the</text:span><text:span text:style-name="T41_17"><text:s/></text:span><text:span text:style-name="T41_18">interface</text:span><text:span text:style-name="T41_19"><text:s/></text:span><text:span text:style-name="T41_20">and</text:span><text:span text:style-name="T41_21"><text:s/></text:span><text:span text:style-name="T41_22">the</text:span><text:span text:style-name="T41_23"><text:s/></text:span><text:span text:style-name="T41_24">implementation</text:span><text:span text:style-name="T41_25"><text:s/></text:span><text:span text:style-name="T41_26">section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